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ressor</text:p>
          </table:table-cell>
          <table:table-cell office:value-type="string" calcext:value-type="string">
            <text:p>IncNodePurity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 office:value-type="string" calcext:value-type="string">
            <text:p>livingspace <text:s text:c="8"/></text:p>
          </table:table-cell>
          <table:table-cell table:number-columns-repeated="2" office:value-type="float" office:value="2046366674.8" calcext:value-type="float">
            <text:p>2046366674.8</text:p>
          </table:table-cell>
        </table:table-row>
        <table:table-row table:style-name="ro1">
          <table:table-cell office:value-type="string" calcext:value-type="string">
            <text:p>lat <text:s text:c="17"/></text:p>
          </table:table-cell>
          <table:table-cell table:number-columns-repeated="2" office:value-type="float" office:value="607746789" calcext:value-type="float">
            <text:p>607746789</text:p>
          </table:table-cell>
        </table:table-row>
        <table:table-row table:style-name="ro1">
          <table:table-cell office:value-type="string" calcext:value-type="string">
            <text:p>ost <text:s text:c="17"/></text:p>
          </table:table-cell>
          <table:table-cell office:value-type="float" office:value="515790318.5" calcext:value-type="float">
            <text:p>515790318.5</text:p>
          </table:table-cell>
          <table:table-cell office:value-type="float" office:value="515790318" calcext:value-type="float">
            <text:p>515790318</text:p>
          </table:table-cell>
        </table:table-row>
        <table:table-row table:style-name="ro1">
          <table:table-cell office:value-type="string" calcext:value-type="string">
            <text:p>einwohner_total <text:s text:c="5"/></text:p>
          </table:table-cell>
          <table:table-cell office:value-type="float" office:value="456592951.8" calcext:value-type="float">
            <text:p>456592951.8</text:p>
          </table:table-cell>
          <table:table-cell office:value-type="float" office:value="456592951" calcext:value-type="float">
            <text:p>456592951</text:p>
          </table:table-cell>
        </table:table-row>
        <table:table-row table:style-name="ro1">
          <table:table-cell office:value-type="string" calcext:value-type="string">
            <text:p>lon <text:s text:c="17"/></text:p>
          </table:table-cell>
          <table:table-cell table:number-columns-repeated="2" office:value-type="float" office:value="418655752" calcext:value-type="float">
            <text:p>418655752</text:p>
          </table:table-cell>
        </table:table-row>
        <table:table-row table:style-name="ro1">
          <table:table-cell office:value-type="string" calcext:value-type="string">
            <text:p>NoOfRooms <text:s text:c="11"/></text:p>
          </table:table-cell>
          <table:table-cell office:value-type="float" office:value="149315511.4" calcext:value-type="float">
            <text:p>149315511.4</text:p>
          </table:table-cell>
          <table:table-cell office:value-type="float" office:value="149315511" calcext:value-type="float">
            <text:p>149315511</text:p>
          </table:table-cell>
        </table:table-row>
        <table:table-row table:style-name="ro1">
          <table:table-cell office:value-type="string" calcext:value-type="string">
            <text:p>einwohner <text:s text:c="11"/></text:p>
          </table:table-cell>
          <table:table-cell office:value-type="float" office:value="137294956.9" calcext:value-type="float">
            <text:p>137294956.9</text:p>
          </table:table-cell>
          <table:table-cell office:value-type="float" office:value="137294956" calcext:value-type="float">
            <text:p>137294956</text:p>
          </table:table-cell>
        </table:table-row>
        <table:table-row table:style-name="ro1">
          <table:table-cell office:value-type="string" calcext:value-type="string">
            <text:p>dum_builtinkitchen <text:s text:c="2"/></text:p>
          </table:table-cell>
          <table:table-cell office:value-type="float" office:value="106393297.4" calcext:value-type="float">
            <text:p>106393297.4</text:p>
          </table:table-cell>
          <table:table-cell office:value-type="float" office:value="106393297" calcext:value-type="float">
            <text:p>106393297</text:p>
          </table:table-cell>
        </table:table-row>
        <table:table-row table:style-name="ro1">
          <table:table-cell office:value-type="string" calcext:value-type="string">
            <text:p>distanceShop <text:s text:c="9"/></text:p>
          </table:table-cell>
          <table:table-cell table:number-columns-repeated="2" office:value-type="float" office:value="98414693" calcext:value-type="float">
            <text:p>98414693</text:p>
          </table:table-cell>
        </table:table-row>
        <table:table-row table:style-name="ro1">
          <table:table-cell office:value-type="string" calcext:value-type="string">
            <text:p>berlin <text:s text:c="15"/></text:p>
          </table:table-cell>
          <table:table-cell office:value-type="float" office:value="66601735.5" calcext:value-type="float">
            <text:p>66601735.5</text:p>
          </table:table-cell>
          <table:table-cell office:value-type="float" office:value="66601735" calcext:value-type="float">
            <text:p>66601735</text:p>
          </table:table-cell>
        </table:table-row>
        <table:table-row table:style-name="ro1">
          <table:table-cell office:value-type="string" calcext:value-type="string">
            <text:p>dum_balcony <text:s text:c="10"/></text:p>
          </table:table-cell>
          <table:table-cell office:value-type="float" office:value="63020570.6" calcext:value-type="float">
            <text:p>63020570.6</text:p>
          </table:table-cell>
          <table:table-cell office:value-type="float" office:value="63020570" calcext:value-type="float">
            <text:p>63020570</text:p>
          </table:table-cell>
        </table:table-row>
        <table:table-row table:style-name="ro1">
          <table:table-cell office:value-type="string" calcext:value-type="string">
            <text:p>dum_floorplan <text:s text:c="8"/></text:p>
          </table:table-cell>
          <table:table-cell office:value-type="float" office:value="31250476.6" calcext:value-type="float">
            <text:p>31250476.6</text:p>
          </table:table-cell>
          <table:table-cell office:value-type="float" office:value="31250476" calcext:value-type="float">
            <text:p>31250476</text:p>
          </table:table-cell>
        </table:table-row>
        <table:table-row table:style-name="ro1">
          <table:table-cell office:value-type="string" calcext:value-type="string">
            <text:p>hamburg <text:s text:c="14"/></text:p>
          </table:table-cell>
          <table:table-cell office:value-type="float" office:value="30356607.5" calcext:value-type="float">
            <text:p>30356607.5</text:p>
          </table:table-cell>
          <table:table-cell office:value-type="float" office:value="30356607" calcext:value-type="float">
            <text:p>30356607</text:p>
          </table:table-cell>
        </table:table-row>
        <table:table-row table:style-name="ro1">
          <table:table-cell office:value-type="string" calcext:value-type="string">
            <text:p>bayern <text:s text:c="15"/></text:p>
          </table:table-cell>
          <table:table-cell office:value-type="float" office:value="23672516.8" calcext:value-type="float">
            <text:p>23672516.8</text:p>
          </table:table-cell>
          <table:table-cell office:value-type="float" office:value="23672516" calcext:value-type="float">
            <text:p>23672516</text:p>
          </table:table-cell>
        </table:table-row>
        <table:table-row table:style-name="ro1">
          <table:table-cell office:value-type="string" calcext:value-type="string">
            <text:p>nrw <text:s text:c="18"/></text:p>
          </table:table-cell>
          <table:table-cell office:value-type="float" office:value="23240161.7" calcext:value-type="float">
            <text:p>23240161.7</text:p>
          </table:table-cell>
          <table:table-cell office:value-type="float" office:value="23240161" calcext:value-type="float">
            <text:p>23240161</text:p>
          </table:table-cell>
        </table:table-row>
        <table:table-row table:style-name="ro1">
          <table:table-cell office:value-type="string" calcext:value-type="string">
            <text:p>dum_privateoffer <text:s text:c="5"/></text:p>
          </table:table-cell>
          <table:table-cell table:number-columns-repeated="2" office:value-type="float" office:value="18736549" calcext:value-type="float">
            <text:p>18736549</text:p>
          </table:table-cell>
        </table:table-row>
        <table:table-row table:style-name="ro1">
          <table:table-cell office:value-type="string" calcext:value-type="string">
            <text:p>dum_garden <text:s text:c="11"/></text:p>
          </table:table-cell>
          <table:table-cell office:value-type="float" office:value="13673025.4" calcext:value-type="float">
            <text:p>13673025.4</text:p>
          </table:table-cell>
          <table:table-cell office:value-type="float" office:value="13673025" calcext:value-type="float">
            <text:p>13673025</text:p>
          </table:table-cell>
        </table:table-row>
        <table:table-row table:style-name="ro1">
          <table:table-cell office:value-type="string" calcext:value-type="string">
            <text:p>rheinland <text:s text:c="12"/></text:p>
          </table:table-cell>
          <table:table-cell office:value-type="float" office:value="11738160.7" calcext:value-type="float">
            <text:p>11738160.7</text:p>
          </table:table-cell>
          <table:table-cell office:value-type="float" office:value="11738160" calcext:value-type="float">
            <text:p>11738160</text:p>
          </table:table-cell>
        </table:table-row>
        <table:table-row table:style-name="ro1">
          <table:table-cell office:value-type="string" calcext:value-type="string">
            <text:p>baden <text:s text:c="17"/></text:p>
          </table:table-cell>
          <table:table-cell office:value-type="float" office:value="7619575.2" calcext:value-type="float">
            <text:p>7619575.2</text:p>
          </table:table-cell>
          <table:table-cell office:value-type="float" office:value="7619575" calcext:value-type="float">
            <text:p>7619575</text:p>
          </table:table-cell>
        </table:table-row>
        <table:table-row table:style-name="ro1">
          <table:table-cell office:value-type="string" calcext:value-type="string">
            <text:p>sachsen <text:s text:c="15"/></text:p>
          </table:table-cell>
          <table:table-cell office:value-type="float" office:value="6809671.5" calcext:value-type="float">
            <text:p>6809671.5</text:p>
          </table:table-cell>
          <table:table-cell office:value-type="float" office:value="6809671" calcext:value-type="float">
            <text:p>6809671</text:p>
          </table:table-cell>
        </table:table-row>
        <table:table-row table:style-name="ro1">
          <table:table-cell office:value-type="string" calcext:value-type="string">
            <text:p>brandenburg <text:s text:c="11"/></text:p>
          </table:table-cell>
          <table:table-cell office:value-type="float" office:value="6021130.4" calcext:value-type="float">
            <text:p>6021130.4</text:p>
          </table:table-cell>
          <table:table-cell office:value-type="float" office:value="6021130" calcext:value-type="float">
            <text:p>6021130</text:p>
          </table:table-cell>
        </table:table-row>
        <table:table-row table:style-name="ro1">
          <table:table-cell office:value-type="string" calcext:value-type="string">
            <text:p>sachsenanhalt <text:s text:c="9"/></text:p>
          </table:table-cell>
          <table:table-cell office:value-type="float" office:value="4257527.7" calcext:value-type="float">
            <text:p>4257527.7</text:p>
          </table:table-cell>
          <table:table-cell office:value-type="float" office:value="4257527" calcext:value-type="float">
            <text:p>4257527</text:p>
          </table:table-cell>
        </table:table-row>
        <table:table-row table:style-name="ro1">
          <table:table-cell office:value-type="string" calcext:value-type="string">
            <text:p>niedersachsen <text:s text:c="9"/></text:p>
          </table:table-cell>
          <table:table-cell table:number-columns-repeated="2" office:value-type="float" office:value="3449374" calcext:value-type="float">
            <text:p>3449374</text:p>
          </table:table-cell>
        </table:table-row>
        <table:table-row table:style-name="ro1">
          <table:table-cell office:value-type="string" calcext:value-type="string">
            <text:p>schleswig <text:s text:c="13"/></text:p>
          </table:table-cell>
          <table:table-cell office:value-type="float" office:value="3050013.5" calcext:value-type="float">
            <text:p>3050013.5</text:p>
          </table:table-cell>
          <table:table-cell office:value-type="float" office:value="3050013" calcext:value-type="float">
            <text:p>3050013</text:p>
          </table:table-cell>
        </table:table-row>
        <table:table-row table:style-name="ro1">
          <table:table-cell office:value-type="string" calcext:value-type="string">
            <text:p>thueringen <text:s text:c="12"/></text:p>
          </table:table-cell>
          <table:table-cell office:value-type="float" office:value="1969961.3" calcext:value-type="float">
            <text:p>1969961.3</text:p>
          </table:table-cell>
          <table:table-cell office:value-type="float" office:value="1969961" calcext:value-type="float">
            <text:p>1969961</text:p>
          </table:table-cell>
        </table:table-row>
        <table:table-row table:style-name="ro1">
          <table:table-cell office:value-type="string" calcext:value-type="string">
            <text:p>mecklenburg <text:s text:c="11"/></text:p>
          </table:table-cell>
          <table:table-cell table:number-columns-repeated="2" office:value-type="float" office:value="1568588" calcext:value-type="float">
            <text:p>1568588</text:p>
          </table:table-cell>
        </table:table-row>
        <table:table-row table:style-name="ro1">
          <table:table-cell office:value-type="string" calcext:value-type="string">
            <text:p>bremen <text:s text:c="16"/></text:p>
          </table:table-cell>
          <table:table-cell table:number-columns-repeated="2" office:value-type="float" office:value="1266334" calcext:value-type="float">
            <text:p>1266334</text:p>
          </table:table-cell>
        </table:table-row>
        <table:table-row table:style-name="ro1">
          <table:table-cell office:value-type="string" calcext:value-type="string">
            <text:p>saarland <text:s text:c="15"/></text:p>
          </table:table-cell>
          <table:table-cell office:value-type="float" office:value="835404.3" calcext:value-type="float">
            <text:p>835404.3</text:p>
          </table:table-cell>
          <table:table-cell office:value-type="float" office:value="835404" calcext:value-type="float">
            <text:p>835404</text:p>
          </table:table-cell>
        </table:table-row>
      </table:table>
      <table:named-expressions/>
      <table:database-ranges>
        <table:database-range table:name="__Anonymous_Sheet_DB__0" table:target-range-address="Sheet1.A1:Sheet1.C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08:01:30.975234517</meta:creation-date>
    <dc:date>2021-01-01T08:14:41.320771594</dc:date>
    <meta:editing-duration>PT13M10S</meta:editing-duration>
    <meta:editing-cycles>1</meta:editing-cycles>
    <meta:document-statistic meta:table-count="1" meta:cell-count="87" meta:object-count="0"/>
    <meta:generator>LibreOffice/6.4.7.2$Linux_X86_64 LibreOffice_project/40$Build-2</meta:generator>
  </office:meta>
</office:document-meta>
</file>